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7cm" fo:min-width="0.786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9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1.296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  <style:text-properties fo:font-size="10pt" style:font-size-asian="15pt" style:font-size-complex="15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center" style:writing-mode="lr-tb"/>
      <style:text-properties fo:font-size="10.5pt" style:font-size-asian="12pt" style:font-size-complex="12pt"/>
    </style:style>
    <style:style style:name="P13" style:family="paragraph">
      <loext:graphic-properties draw:fill-color="#ffffff"/>
      <style:paragraph-properties fo:text-align="center" style:writing-mode="lr-tb"/>
      <style:text-properties fo:font-size="10.5pt" style:font-size-asian="12pt" style:font-size-complex="12pt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5pt" style:font-size-complex="15pt"/>
    </style:style>
    <style:style style:name="T4" style:family="text">
      <style:text-properties fo:font-size="10.5pt" style:font-size-asian="12pt" style:font-size-complex="12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Protocol Pitch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ggregators are inherently a good force. → aggregating liquidity.</text:p>
              </text:list-item>
              <text:list-item>
                <text:p text:style-name="P1">Off-chain aggregators are incentivized to form own DEX.</text:p>
              </text:list-item>
              <text:list-item>
                <text:p text:style-name="P1">Why is that bad? We want diverse approaches in governance as well as technical execution. <text:s text:c="3"/></text:p>
              </text:list-item>
              <text:list-item>
                <text:p text:style-name="P1">Order routing is very valuable.</text:p>
              </text:list-item>
              <text:list-item>
                <text:p text:style-name="P1">Our solution is a fully on-chain aggregator controlled by all DEXes.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4" draw:layer="layout" svg:width="2.57cm" svg:height="2.64cm" svg:x="17.481cm" svg:y="7.05cm">
          <text:p text:style-name="P3"><text:span text:style-name="T1">Is Veto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5.08cm" svg:height="2.54cm" svg:x="10.43cm" svg:y="7.108cm">
          <text:p text:style-name="P5">Time Lock</text:p>
          <text:p text:style-name="P5">Contract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5.851cm" svg:y1="8.455cm" svg:x2="10.296cm" svg:y2="8.455cm">
          <text:p/>
        </draw:line>
        <draw:frame presentation:style-name="pr2" draw:text-style-name="P9" draw:layer="layout" svg:width="5.849cm" svg:height="2.024cm" svg:x="4.481cm" svg:y="6.766cm" presentation:class="outline" presentation:user-transformed="true">
          <draw:text-box>
            <text:list text:style-name="L2">
              <text:list-header>
                <text:p text:style-name="P8"><text:span text:style-name="T2">A contract </text:span><text:span text:style-name="T2">upgrade can be </text:span><text:span text:style-name="T2">initiated with </text:span><text:span text:style-name="T2">30% of the </text:span><text:span text:style-name="T2">token supply</text:span></text:p>
              </text:list-header>
            </text:list>
          </draw:text-box>
        </draw:frame>
        <draw:frame presentation:style-name="pr2" draw:text-style-name="P10" draw:layer="layout" svg:width="5.01cm" svg:height="2.024cm" svg:x="15.746cm" svg:y="8.036cm" presentation:class="outline" presentation:user-transformed="true">
          <draw:text-box>
            <text:list text:style-name="L2">
              <text:list-header>
                <text:p text:style-name="P8"><text:span text:style-name="T3">Is Upgrade </text:span><text:span text:style-name="T3"><text:line-break/></text:span><text:span text:style-name="T3">Vetoed?</text:span></text:p>
              </text:list-header>
            </text:list>
          </draw:text-box>
        </draw:frame>
        <draw:line draw:style-name="gr5" draw:text-style-name="P7" draw:layer="layout" svg:x1="15.51cm" svg:y1="8.355cm" svg:x2="17.451cm" svg:y2="8.355cm">
          <text:p/>
        </draw:line>
        <draw:line draw:style-name="gr5" draw:text-style-name="P7" draw:layer="layout" svg:x1="18.751cm" svg:y1="5.045cm" svg:x2="18.752cm" svg:y2="7.05cm">
          <text:p/>
        </draw:line>
        <draw:line draw:style-name="gr5" draw:text-style-name="P7" draw:layer="layout" svg:x1="18.786cm" svg:y1="11.964cm" svg:x2="18.786cm" svg:y2="9.703cm">
          <text:p/>
        </draw:line>
        <draw:line draw:style-name="gr6" draw:text-style-name="P7" draw:layer="layout" svg:x1="18.752cm" svg:y1="5.05cm" svg:x2="21.926cm" svg:y2="5.05cm">
          <text:p/>
        </draw:line>
        <draw:line draw:style-name="gr5" draw:text-style-name="P7" draw:layer="layout" svg:x1="18.778cm" svg:y1="11.965cm" svg:x2="7.856cm" svg:y2="11.965cm">
          <text:p/>
        </draw:line>
        <draw:line draw:style-name="gr7" draw:text-style-name="P7" draw:layer="layout" svg:x1="7.856cm" svg:y1="11.965cm" svg:x2="7.856cm" svg:y2="8.89cm">
          <text:p/>
        </draw:line>
        <draw:frame draw:style-name="gr8" draw:text-style-name="P11" draw:layer="layout" svg:width="2.297cm" svg:height="1.04cm" svg:x="18.094cm" svg:y="5.515cm">
          <draw:text-box>
            <text:p><text:span text:style-name="T3">No</text:span></text:p>
          </draw:text-box>
        </draw:frame>
        <draw:frame draw:style-name="gr8" draw:text-style-name="P11" draw:layer="layout" svg:width="2.297cm" svg:height="1.04cm" svg:x="18.194cm" svg:y="10.39cm">
          <draw:text-box>
            <text:p><text:span text:style-name="T3">Yes</text:span></text:p>
          </draw:text-box>
        </draw:frame>
        <draw:custom-shape draw:style-name="gr9" draw:text-style-name="P13" draw:layer="layout" svg:width="2.54cm" svg:height="2.54cm" svg:x="11.666cm" svg:y="1.905cm">
          <text:p text:style-name="P12"><text:span text:style-name="T4">Token Hold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4" draw:layer="layout" svg:x1="12.936cm" svg:y1="4.545cm" svg:x2="12.936cm" svg:y2="7.085cm">
          <text:p/>
        </draw:line>
        <draw:frame draw:style-name="gr11" draw:text-style-name="P11" draw:layer="layout" svg:width="4.274cm" svg:height="1.27cm" svg:x="21.761cm" svg:y="4.375cm">
          <draw:text-box>
            <text:p><text:span text:style-name="T2">Trigger </text:span><text:span text:style-name="T2">Contra</text:span><text:span text:style-name="T2">ct </text:span></text:p>
            <text:p><text:span text:style-name="T2">Code </text:span><text:span text:style-name="T2">Update</text:span></text:p>
          </draw:text-box>
        </draw:frame>
        <draw:frame draw:style-name="gr11" draw:text-style-name="P11" draw:layer="layout" svg:width="4.909cm" svg:height="1.17cm" svg:x="10.602cm" svg:y="12.165cm">
          <draw:text-box>
            <text:p><text:span text:style-name="T2">Prevent </text:span><text:span text:style-name="T2">another </text:span><text:span text:style-name="T2">propos</text:span><text:span text:style-name="T2">al for X </text:span><text:span text:style-name="T2">days</text:span></text:p>
          </draw:text-box>
        </draw:frame>
        <draw:frame draw:style-name="gr11" draw:text-style-name="P15" draw:layer="layout" svg:width="4.909cm" svg:height="1.17cm" svg:x="12.836cm" svg:y="5.18cm">
          <draw:text-box>
            <text:p><text:span text:style-name="T5">A </text:span><text:span text:style-name="T5">contract </text:span><text:span text:style-name="T5">upgrade </text:span><text:span text:style-name="T5">can be </text:span><text:span text:style-name="T5">vetoed if </text:span><text:span text:style-name="T5">&gt;30% of </text:span><text:span text:style-name="T5">the token </text:span><text:span text:style-name="T5">supply </text:span><text:span text:style-name="T5">votes </text:span><text:span text:style-name="T5">against </text:span><text:span text:style-name="T5">it.</text:span></text:p>
          </draw:text-box>
        </draw:frame>
        <draw:custom-shape draw:style-name="gr9" draw:text-style-name="P13" draw:layer="layout" svg:width="2.54cm" svg:height="2.54cm" svg:x="3.276cm" svg:y="7.185cm">
          <text:p text:style-name="P12"><text:span text:style-name="T4">Token Hold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ssue with standard ERC20 Toke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ng term the token is transferred to more and more different people who will likely not participate in governance or that should not have a say in governance (Due to conflicting interests or lack of qualification). Further more mechanisms like LP-pools and collateral depositing take even more tokens out of active governance participation.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oken Feature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RC20 interface</text:p>
              </text:list-item>
              <text:list-item>
                <text:p>Transfers can only be send to a whitelisted list of addresses (which includes an auction contract)</text:p>
                <text:p>------------------------------------------------------</text:p>
                <text:p>The wanted effect is that only specified actors can hold the tokens but are free to sell or transfer them to other actors that are also whitelisted.</text:p>
                <text:p>------------------------------------------------------</text:p>
              </text:list-item>
              <text:list-item>
                <text:p>Token holders can vote to add/remove whitelisted addresses</text:p>
              </text:list-item>
              <text:list-item>
                <text:p>Token holders can change required number of votes to</text:p>
                <text:list>
                  <text:list-item>
                    <text:p>To change the whitelist</text:p>
                  </text:list-item>
                  <text:list-item>
                    <text:p>Propose protocol upgrades</text:p>
                  </text:list-item>
                  <text:list-item>
                    <text:p>Veto protocol upgrades</text:p>
                  </text:list-item>
                </text:list>
                <text:p>----------------------------------------------------</text:p>
                <text:p>I cannot expect the initial configuration to be perfect. Therefore the later owners should be able to adapt the configurations. Additional DEXes and other relevant protocols might enter at a later point. Therefore the whitelist needs to be adjustable.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Initital Token Distribu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Xes 30%</text:p>
              </text:list-item>
              <text:list-item>
                <text:p>Other Protocols 30%</text:p>
                <text:list>
                  <text:list-item>
                    <text:p>That utilize routing (E.g. Maker, Yagi and other Index/Vault DAOs)</text:p>
                  </text:list-item>
                </text:list>
              </text:list-item>
              <text:list-item>
                <text:p>Adeptus Digitales 30%</text:p>
              </text:list-item>
              <text:list-item>
                <text:p>Algorithm Devs 10%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2.444cm" fo:min-width="2.194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0T17:28:47.880880859</meta:creation-date>
    <dc:date>2022-09-12T13:17:52.536840796</dc:date>
    <meta:editing-duration>PT27M6S</meta:editing-duration>
    <meta:editing-cycles>8</meta:editing-cycles>
    <meta:generator>LibreOffice/7.3.4.2$Linux_X86_64 LibreOffice_project/30$Build-2</meta:generator>
    <meta:document-statistic meta:object-count="58"/>
  </office:meta>
</office:document-meta>
</file>